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sans1" svg:font-family="Lucidasans"/>
    <style:font-face style:name="OpenSymbol" svg:font-family="OpenSymbol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3.7257in" table:align="left" fo:background-color="#ffffff">
        <style:background-image/>
      </style:table-properties>
    </style:style>
    <style:style style:name="Table2.A" style:family="table-column">
      <style:table-column-properties style:column-width="0.5507in"/>
    </style:style>
    <style:style style:name="Table2.B" style:family="table-column">
      <style:table-column-properties style:column-width="1.2611in"/>
    </style:style>
    <style:style style:name="Table2.C" style:family="table-column">
      <style:table-column-properties style:column-width="1.3875in"/>
    </style:style>
    <style:style style:name="Table2.D" style:family="table-column">
      <style:table-column-properties style:column-width="0.2243in"/>
    </style:style>
    <style:style style:name="Table2.E" style:family="table-column">
      <style:table-column-properties style:column-width="0.3021in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000000" fo:border-right="none" fo:border-top="0.0361in double #000000" fo:border-bottom="0.0361in double #000000"/>
    </style:style>
    <style:style style:name="Table2.E1" style:family="table-cell">
      <style:table-cell-properties style:vertical-align="middle" style:border-line-width="0.0007in 0.0347in 0.0007in" fo:padding="0.0194in" fo:border="0.0361in double #00000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000000" fo:border-right="none" fo:border-top="none" fo:border-bottom="0.0361in double #000000"/>
    </style:style>
    <style:style style:name="Table2.E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000000" fo:border-right="0.0361in double #000000" fo:border-top="none" fo:border-bottom="0.0361in double #000000"/>
    </style:style>
    <style:style style:name="Table2.3" style:family="table-row">
      <style:table-row-properties style:min-row-height="0.2889in"/>
    </style:style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text-align="start" style:justify-single-word="false"/>
      <style:text-properties fo:color="#000000" fo:font-size="14pt" fo:font-weight="bold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color="#ff0000" fo:font-size="14pt" fo:font-weight="bold" style:font-size-asian="14pt" style:font-size-complex="14pt"/>
    </style:style>
    <style:style style:name="P4" style:family="paragraph" style:parent-style-name="Text_20_body">
      <style:paragraph-properties fo:margin-left="0.3937in" fo:margin-right="0in" fo:margin-top="0in" fo:margin-bottom="0.1965in" fo:text-indent="0in" style:auto-text-indent="false"/>
      <style:text-properties fo:color="#000000" fo:font-size="14pt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000000" fo:font-size="14pt"/>
    </style:style>
    <style:style style:name="P6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  <style:text-properties fo:color="#000000" fo:font-size="14pt" fo:font-weight="bold" style:font-size-asian="14pt" style:font-size-complex="14pt"/>
    </style:style>
    <style:style style:name="P7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weight="bold"/>
    </style:style>
    <style:style style:name="P8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4pt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text-properties fo:color="#000000" fo:font-size="14pt"/>
    </style:style>
    <style:style style:name="P11" style:family="paragraph" style:parent-style-name="Table_20_Contents">
      <style:text-properties fo:color="#000000" fo:font-size="14pt" fo:font-style="italic" fo:font-weight="bold"/>
    </style:style>
    <style:style style:name="P12" style:family="paragraph" style:parent-style-name="Table_20_Contents">
      <style:paragraph-properties fo:margin-top="0in" fo:margin-bottom="0.1965in" fo:text-align="center" style:justify-single-word="false"/>
    </style:style>
    <style:style style:name="P13" style:family="paragraph" style:parent-style-name="Quotations" style:list-style-name="L2"/>
    <style:style style:name="P14" style:family="paragraph" style:parent-style-name="Text_20_body" style:list-style-name="L1">
      <style:paragraph-properties fo:margin-left="0.3937in" fo:margin-right="0in" fo:margin-top="0in" fo:margin-bottom="0.1965in" fo:text-indent="0in" style:auto-text-indent="false"/>
      <style:text-properties fo:color="#000000" fo:font-size="14pt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paragraph-properties fo:margin-left="0in" fo:margin-right="0in" fo:margin-top="0in" fo:margin-bottom="0.1965in" fo:text-indent="0in" style:auto-text-indent="false"/>
      <style:text-properties fo:color="#ff0000" fo:font-size="14pt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 style:list-style-name="L3">
      <style:paragraph-properties fo:margin-left="0.0102in" fo:margin-right="0in" fo:margin-top="0in" fo:margin-bottom="0.1965in" fo:text-indent="0in" style:auto-text-indent="false">
        <style:tab-stops/>
      </style:paragraph-properties>
    </style:style>
    <style:style style:name="T1" style:family="text">
      <style:text-properties fo:font-size="24pt" fo:font-weight="bold"/>
    </style:style>
    <style:style style:name="T2" style:family="text">
      <style:text-properties fo:font-size="15pt"/>
    </style:style>
    <style:style style:name="T3" style:family="text">
      <style:text-properties fo:color="#000000" fo:font-size="14pt"/>
    </style:style>
    <style:style style:name="T4" style:family="text">
      <style:text-properties fo:color="#000000" fo:font-size="14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ize="14pt" fo:font-weight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size-complex="14pt"/>
    </style:style>
    <style:style style:name="T8" style:family="text">
      <style:text-properties fo:font-style="italic" fo:font-weight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9</text:span> </text:p>
      <text:p text:style-name="Horizontal_20_Line"/>
      <text:p text:style-name="Text_20_body"><text:span text:style-name="T2">Student's Name and ID:</text:span> s1240234 Yuta Nemoto</text:p>
      <text:p text:style-name="P3"/>
      <text:p text:style-name="P2">Problem 1 <text:span text:style-name="T9">(points 30)</text:span>.</text:p>
      <text:p text:style-name="P4">A process has 4 page frames allocated to it. (All the following numbers are decimal, and everything is numbered starting from zero). The time of the last loading of a page into each page frame, time of last access, and the referenced ( <text:span text:style-name="T8">R</text:span> ) and modified ( <text:span text:style-name="T8">M</text:span> ) bits for each page are as shown below (the times are in clock ticks from the process start at time 0 to the event - not the number of ticks since the event to the present):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<text:span text:style-name="T5">Page</text:span> </text:p>
          </table:table-cell>
          <table:table-cell table:style-name="Table2.A1" office:value-type="string">
            <text:p text:style-name="P12"><text:span text:style-name="T5">Time Loaded</text:span> </text:p>
          </table:table-cell>
          <table:table-cell table:style-name="Table2.A1" office:value-type="string">
            <text:p text:style-name="P12"><text:span text:style-name="T5">Time Last. ref.</text:span> </text:p>
          </table:table-cell>
          <table:table-cell table:style-name="Table2.A1" office:value-type="string">
            <text:p text:style-name="P11">R</text:p>
          </table:table-cell>
          <table:table-cell table:style-name="Table2.E1" office:value-type="string">
            <text:p text:style-name="P11">M</text:p>
          </table:table-cell>
        </table:table-row>
        <table:table-row>
          <table:table-cell table:style-name="Table2.A2" office:value-type="string">
            <text:p text:style-name="P12"><text:span text:style-name="T3">0</text:span> </text:p>
          </table:table-cell>
          <table:table-cell table:style-name="Table2.A2" office:value-type="string">
            <text:p text:style-name="P12">210</text:p>
          </table:table-cell>
          <table:table-cell table:style-name="Table2.A2" office:value-type="string">
            <text:p text:style-name="P12"><text:span text:style-name="T3">2</text:span><text:span text:style-name="T3">55</text:span> </text:p>
          </table:table-cell>
          <table:table-cell table:style-name="Table2.A2" office:value-type="string">
            <text:p text:style-name="P10">1</text:p>
          </table:table-cell>
          <table:table-cell table:style-name="Table2.E2" office:value-type="string">
            <text:p text:style-name="P10">1</text:p>
          </table:table-cell>
        </table:table-row>
        <table:table-row table:style-name="Table2.3">
          <table:table-cell table:style-name="Table2.A2" office:value-type="string">
            <text:p text:style-name="P12"><text:span text:style-name="T3">1</text:span> </text:p>
          </table:table-cell>
          <table:table-cell table:style-name="Table2.A2" office:value-type="string">
            <text:p text:style-name="P12"><text:span text:style-name="T3">1</text:span><text:span text:style-name="T3">30</text:span> </text:p>
          </table:table-cell>
          <table:table-cell table:style-name="Table2.A2" office:value-type="string">
            <text:p text:style-name="P12"><text:span text:style-name="T3">2</text:span><text:span text:style-name="T3">81</text:span></text:p>
          </table:table-cell>
          <table:table-cell table:style-name="Table2.A2" office:value-type="string">
            <text:p text:style-name="P10">1</text:p>
          </table:table-cell>
          <table:table-cell table:style-name="Table2.E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12"><text:span text:style-name="T3">2</text:span> </text:p>
          </table:table-cell>
          <table:table-cell table:style-name="Table2.A2" office:value-type="string">
            <text:p text:style-name="P12"><text:span text:style-name="T3">1</text:span><text:span text:style-name="T3">55</text:span> </text:p>
          </table:table-cell>
          <table:table-cell table:style-name="Table2.A2" office:value-type="string">
            <text:p text:style-name="P12"><text:span text:style-name="T3">27</text:span><text:span text:style-name="T3">3</text:span></text:p>
          </table:table-cell>
          <table:table-cell table:style-name="Table2.A2" office:value-type="string">
            <text:p text:style-name="P10">0</text:p>
          </table:table-cell>
          <table:table-cell table:style-name="Table2.E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12"><text:span text:style-name="T3">3</text:span> </text:p>
          </table:table-cell>
          <table:table-cell table:style-name="Table2.A2" office:value-type="string">
            <text:p text:style-name="P12"><text:span text:style-name="T3">1</text:span><text:span text:style-name="T3">87</text:span></text:p>
          </table:table-cell>
          <table:table-cell table:style-name="Table2.A2" office:value-type="string">
            <text:p text:style-name="P12"><text:span text:style-name="T3">2</text:span><text:span text:style-name="T3">61</text:span> </text:p>
          </table:table-cell>
          <table:table-cell table:style-name="Table2.A2" office:value-type="string">
            <text:p text:style-name="P10">1</text:p>
          </table:table-cell>
          <table:table-cell table:style-name="Table2.E2" office:value-type="string">
            <text:p text:style-name="P10">1</text:p>
          </table:table-cell>
        </table:table-row>
      </table:table>
      <text:p text:style-name="P4">A page fault to the page 4 has occurred.</text:p>
      <text:p text:style-name="P4">(a) Which page will FIFO replace?</text:p>
      <text:p text:style-name="P8"><text:tab/><text:tab/>Page 1 will replaced first</text:p>
      <text:p text:style-name="P4">(b) Which page will LRU replace?</text:p>
      <text:p text:style-name="P8"><text:tab/><text:tab/>Page 0 will replaced first</text:p>
      <text:list xml:id="list1575839690090674119" text:style-name="L1">
        <text:list-item>
          <text:p text:style-name="P14">Which page will second chance replace?</text:p>
          <text:list>
            <text:list-item>
              <text:list>
                <text:list-item>
                  <text:list>
                    <text:list-header>
                      <text:p text:style-name="P15"><text:s/><text:tab/><text:tab/>Page 2 will replaced first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5"/>
      <text:p text:style-name="P6"><text:soft-page-break/>Problem 2.<text:span text:style-name="T9"> (points 70)</text:span></text:p>
      <text:p text:style-name="Text_20_body"><text:span text:style-name="T6">Consider the two-dimensional array </text:span><text:span text:style-name="Strong_20_Emphasis"><text:span text:style-name="T6">a </text:span></text:span><text:span text:style-name="T6">like this</text:span> </text:p>
      <text:list xml:id="list7134781134586535749" text:style-name="L2">
        <text:list-header>
          <text:p text:style-name="P13"><text:span text:style-name="Strong_20_Emphasis"><text:span text:style-name="T6">long int a[1</text:span></text:span><text:span text:style-name="Strong_20_Emphasis"><text:span text:style-name="T6">5</text:span></text:span><text:span text:style-name="Strong_20_Emphasis"><text:span text:style-name="T6">0][1</text:span></text:span><text:span text:style-name="Strong_20_Emphasis"><text:span text:style-name="T6">5</text:span></text:span><text:span text:style-name="Strong_20_Emphasis"><text:span text:style-name="T6">0], </text:span></text:span><text:span text:style-name="Strong_20_Emphasis"><text:span text:style-name="T7">(</text:span></text:span><text:span text:style-name="T7">32 bits in length)</text:span></text:p>
        </text:list-header>
      </text:list>
      <text:list xml:id="list9111650386486740641" text:style-name="L3">
        <text:list-header>
          <text:p text:style-name="P17"><text:span text:style-name="T6">Where </text:span><text:span text:style-name="Strong_20_Emphasis"><text:span text:style-name="T6">a[0][0] </text:span></text:span><text:span text:style-name="T4">is at location </text:span><text:span text:style-name="T4">3</text:span><text:span text:style-name="T4">00, in a paged memory system with pages of size </text:span><text:span text:style-name="T4">3</text:span><text:span text:style-name="T4">00 (words; i.e. </text:span><text:span text:style-name="T4">12</text:span><text:span text:style-name="T4">00 bytes). A small process is in page 0 (locations 0 to </text:span><text:span text:style-name="T4">2</text:span><text:span text:style-name="T4">99) for manipulating the matrix; thus, every instruction fetch will be from page 0. For three page frames, how many page faults are generated by the following array-initialization loops, using LRU replacement, and assuming page frame 1 has the process in it, and the other two are initially empty.</text:span></text:p>
        </text:list-header>
      </text:list>
      <text:list xml:id="list1443366012" text:continue-list="list1575839690090674119" text:style-name="L1">
        <text:list-header>
          <text:p text:style-name="P14">/* C program 1 */</text:p>
          <text:p text:style-name="P14">for(i = 0; i &lt; 150; i++)</text:p>
          <text:p text:style-name="P14"><text:s text:c="2"/>for(j = 0; j &lt; 150; j++)</text:p>
          <text:p text:style-name="P14"><text:s text:c="4"/>a[i][j] = 0;</text:p>
        </text:list-header>
      </text:list>
      <text:p text:style-name="P9"><text:tab/>In this case, loop access words for matrix in row major and store it in the page like...</text:p>
      <text:p text:style-name="P9"><text:tab/>{a[0][0], a[0][1], a[0][2], … , a[0][149], a[1][0], … , a[1][149]}</text:p>
      <text:p text:style-name="P9"><text:tab/>Then page fault happens when row changes or each words row access.</text:p>
      <text:p text:style-name="P9"><text:tab/>Thus, the number of page faults is 150 / 2 = 75.</text:p>
      <text:p text:style-name="P9"/>
      <text:list xml:id="list607786326" text:continue-numbering="true" text:style-name="L1">
        <text:list-header>
          <text:p text:style-name="P14">/* C program 2 */</text:p>
          <text:p text:style-name="P14">for(j = 0; j &lt; 150; j++)</text:p>
          <text:p text:style-name="P14"><text:s text:c="2"/>for(i = 0; i &lt; 150; i++)</text:p>
          <text:p text:style-name="P14"><text:s text:c="4"/>a[i][j] = 0;</text:p>
        </text:list-header>
      </text:list>
      <text:p text:style-name="P9"><text:tab/>In this case, loop access words for matrix in column major and store it in the page like...</text:p>
      <text:p text:style-name="P9"><text:tab/>{a[0][0], a[1][0], a[2][0], … , a[149][0], a[0][1], … , a[149][1]}</text:p>
      <text:p text:style-name="P9"><text:soft-page-break/><text:tab/>Then page fault happens when it access to all words a[i][j].</text:p>
      <text:p text:style-name="P9"><text:tab/>Thus, the number of page faults is 150 * (150 / 2) = 1125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sans1" svg:font-family="Lucidasans"/>
    <style:font-face style:name="OpenSymbol" svg:font-family="OpenSymbol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HG 明朝L Sun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明朝L Sun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Daria Vazhenina</meta:initial-creator>
    <meta:creation-date>2009-10-30T10:51:28</meta:creation-date>
    <dc:date>2017-12-13T12:54:48</dc:date>
    <dc:language>en-US</dc:language>
    <meta:editing-cycles>17</meta:editing-cycles>
    <meta:editing-duration>PT2H54M37S</meta:editing-duration>
    <dc:creator>Yuta Nemoto</dc:creator>
    <meta:document-statistic meta:table-count="1" meta:image-count="0" meta:object-count="0" meta:page-count="3" meta:paragraph-count="56" meta:word-count="417" meta:character-count="2098"/>
    <meta:user-defined meta:name="Info 1"/>
    <meta:user-defined meta:name="Info 2"/>
    <meta:user-defined meta:name="Info 3"/>
    <meta:user-defined meta:name="Info 4"/>
  </office:meta>
</office:document-meta>
</file>